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111111" draw:marker-start-width="0.437cm" draw:marker-end-width="0.437cm" draw:fill="none" draw:textarea-horizontal-align="justify" draw:textarea-vertical-align="middle" draw:auto-grow-height="false" fo:min-height="4.039cm" fo:min-width="4.043cm" fo:padding-top="0.203cm" fo:padding-bottom="0.203cm" fo:padding-left="0.328cm" fo:padding-right="0.3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standard">
      <style:graphic-properties svg:stroke-color="#111111" draw:fill-color="#111111" draw:textarea-horizontal-align="justify" draw:textarea-vertical-align="middle" draw:auto-grow-height="false" fo:min-height="0.322cm" fo:min-width="1.501cm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0pt" style:font-size-asian="80pt" style:font-size-complex="80pt"/>
    </style:style>
    <style:style style:name="P3" style:family="paragraph">
      <loext:graphic-properties draw:fill="solid" draw:fill-color="#000000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445cm" svg:x="19.939cm" svg:y="1.3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82cm" svg:height="3.401cm" svg:x="21.113cm" svg:y="1.933cm">
          <draw:text-box>
            <text:p><text:span text:style-name="T1">A</text:span></text:p>
          </draw:text-box>
        </draw:frame>
        <draw:path draw:style-name="gr1" draw:text-style-name="P1" draw:layer="layout" svg:width="6.302cm" svg:height="5.741cm" svg:x="10.287cm" svg:y="1.243cm" svg:viewBox="0 0 6303 5742" svg:d="M0 3146c705-931 1368-1871 1990-2820 1107-109 2216-217 3325-326 175 1800 494 3711 988 5742-2403-1018-4488-1880-6303-2596z">
          <text:p/>
        </draw:path>
        <draw:path draw:style-name="gr3" draw:text-style-name="P3" draw:layer="layout" svg:width="2.098cm" svg:height="2.163cm" svg:x="12.332cm" svg:y="2.54cm" svg:viewBox="0 0 2099 2164" svg:d="M1780 2059l-196-655-915-241-380 423-289-87 1256-1499 255 25 588 2139zM1342 193l-19 35c-35 67-84 151-149 252l-377 523 731 176-144-666c-12-62-22-133-31-211z">
          <text:p/>
        </draw:path>
        <draw:custom-shape draw:style-name="gr4" draw:text-style-name="P4" draw:layer="layout" svg:width="2.286cm" svg:height="1.143cm" svg:x="16.972cm" svg:y="3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2.038cm" svg:y="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0.033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6.12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5.2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853cm" svg:height="0.962cm" svg:x="11.176cm" svg:y="0.889cm">
          <draw:text-box>
            <text:p><text:span text:style-name="T2">1</text:span></text:p>
          </draw:text-box>
        </draw:frame>
        <draw:frame draw:style-name="gr2" draw:text-style-name="P6" draw:layer="layout" svg:width="0.853cm" svg:height="0.962cm" svg:x="15.748cm" svg:y="0.689cm">
          <draw:text-box>
            <text:p><text:span text:style-name="T2">2</text:span></text:p>
          </draw:text-box>
        </draw:frame>
        <draw:frame draw:style-name="gr6" draw:text-style-name="P6" draw:layer="layout" svg:width="0.853cm" svg:height="1.905cm" svg:x="16.68cm" svg:y="6.35cm">
          <draw:text-box>
            <text:p><text:span text:style-name="T2">3</text:span></text:p>
          </draw:text-box>
        </draw:frame>
        <draw:frame draw:style-name="gr2" draw:text-style-name="P6" draw:layer="layout" svg:width="0.853cm" svg:height="0.962cm" svg:x="9.942cm" svg:y="4.753cm">
          <draw:text-box draw:corner-radius="1.27cm"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3:35:00.200715000</meta:creation-date>
    <dc:date>2015-12-23T13:45:37.431522000</dc:date>
    <meta:editing-duration>PT10M37S</meta:editing-duration>
    <meta:editing-cycles>2</meta:editing-cycles>
    <meta:generator>LibreOffice/5.0.2.2$MacOSX_X86_64 LibreOffice_project/37b43f919e4de5eeaca9b9755ed688758a8251fe</meta:generator>
    <meta:document-statistic meta:object-count="13"/>
  </office:meta>
</office:document-meta>
</file>